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3C000003DB59C6399123EB92D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.0799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5.8791in" svg:height="10.2827in" draw:z-index="0"><draw:image xlink:href="Pictures/100000010000023C000003DB59C6399123EB92D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5T03:58:37.818000000</meta:creation-date>
    <meta:print-date>2024-05-15T04:01:57.329000000</meta:print-date>
    <dc:date>2024-05-15T04:02:53.789000000</dc:date>
    <meta:editing-duration>PT4M20S</meta:editing-duration>
    <meta:editing-cycles>1</meta:editing-cycles>
    <meta:document-statistic meta:table-count="0" meta:image-count="1" meta:object-count="0" meta:page-count="2" meta:paragraph-count="0" meta:word-count="0" meta:character-count="0" meta:non-whitespace-character-count="0"/>
    <meta:generator>LibreOffice/7.6.2.1$Windows_X86_64 LibreOffice_project/56f7684011345957bbf33a7ee678afaf4d2ba333</meta:generator>
  </office:meta>
</office:document-meta>
</file>